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ff0000" style:font-name="Arial Narrow1" fo:font-size="11pt" officeooo:paragraph-rsid="00073d1b" style:font-size-asian="11pt"/>
    </style:style>
    <style:style style:name="P5" style:family="paragraph" style:parent-style-name="Standard">
      <style:text-properties style:font-name="Arial Narrow1"/>
    </style:style>
    <style:style style:name="P6" style:family="paragraph" style:parent-style-name="Standard">
      <style:paragraph-properties fo:text-align="center" style:justify-single-word="false"/>
      <style:text-properties style:font-name="Arial Narrow1" fo:font-size="11pt" fo:font-weight="bold" style:font-size-asian="11pt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 Narrow1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style:font-name="Arial Narrow1" fo:font-size="11pt" fo:font-weight="bold" style:font-size-asian="11pt" style:font-weight-asian="bold"/>
    </style:style>
    <style:style style:name="P9" style:family="paragraph" style:parent-style-name="Standard">
      <style:text-properties style:font-name="Arial Narrow1" fo:font-size="11pt" style:font-size-asian="11pt"/>
    </style:style>
    <style:style style:name="P10" style:family="paragraph" style:parent-style-name="Standard">
      <style:paragraph-properties fo:text-align="center" style:justify-single-word="false"/>
      <style:text-properties style:font-name="Arial Narrow1" fo:font-size="11pt" style:font-size-asian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 Narrow1" fo:font-size="11pt" style:font-size-asian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 Narrow1" fo:font-size="11pt" officeooo:paragraph-rsid="00073d1b" style:font-size-asian="11pt"/>
    </style:style>
    <style:style style:name="P13" style:family="paragraph" style:parent-style-name="Standard">
      <style:paragraph-properties style:snap-to-layout-grid="false"/>
      <style:text-properties style:font-name="Arial Narrow1" fo:font-size="11pt" style:font-size-asian="11pt"/>
    </style:style>
    <style:style style:name="P14" style:family="paragraph" style:parent-style-name="Standard">
      <style:paragraph-properties fo:text-align="justify" style:justify-single-word="false"/>
      <style:text-properties style:font-name="Arial Narrow1"/>
    </style:style>
    <style:style style:name="P15" style:family="paragraph" style:parent-style-name="Standard">
      <style:paragraph-properties fo:text-align="justify" style:justify-single-word="false"/>
      <style:text-properties style:font-name="Arial Narrow1" officeooo:paragraph-rsid="00073d1b"/>
    </style:style>
    <style:style style:name="P16" style:family="paragraph" style:parent-style-name="Standard">
      <style:paragraph-properties fo:text-align="justify" style:justify-single-word="false"/>
      <style:text-properties style:font-name="Arial Narrow1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 Narrow1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 Narrow1" style:font-name-complex="Arial"/>
    </style:style>
    <style:style style:name="P19" style:family="paragraph" style:parent-style-name="Standard">
      <style:text-properties style:font-name="Arial Narrow1" fo:font-size="5pt" style:font-size-asian="5pt"/>
    </style:style>
    <style:style style:name="P20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1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2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3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4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5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26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27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1"/>
    </style:style>
    <style:style style:name="P31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1"/>
    </style:style>
    <style:style style:name="P32" style:family="paragraph" style:parent-style-name="Standard">
      <style:paragraph-properties fo:margin-left="2.498cm" fo:margin-right="0cm" fo:text-indent="-2.498cm" style:auto-text-indent="false"/>
      <style:text-properties style:font-name="Arial Narrow1"/>
    </style:style>
    <style:style style:name="P33" style:family="paragraph" style:parent-style-name="Standard">
      <style:paragraph-properties fo:margin-left="2.498cm" fo:margin-right="0cm" fo:text-indent="-2.498cm" style:auto-text-indent="false"/>
      <style:text-properties style:font-name="Arial Narrow1" fo:font-size="11pt" style:font-size-asian="11pt"/>
    </style:style>
    <style:style style:name="P34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1" fo:font-size="11pt" style:font-size-asian="11pt"/>
    </style:style>
    <style:style style:name="P35" style:family="paragraph" style:parent-style-name="Standard">
      <style:paragraph-properties fo:margin-left="2.498cm" fo:margin-right="0cm" fo:text-indent="-2.498cm" style:auto-text-indent="false" fo:break-before="page"/>
      <style:text-properties style:font-name="Arial Narrow1"/>
    </style:style>
    <style:style style:name="P36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1" officeooo:paragraph-rsid="00073d1b"/>
    </style:style>
    <style:style style:name="P37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1" fo:font-weight="bold" style:font-weight-asian="bold"/>
    </style:style>
    <style:style style:name="P38" style:family="paragraph" style:parent-style-name="Text_20_body_20_indent">
      <style:paragraph-properties fo:margin-left="0cm" fo:margin-right="0cm" fo:text-indent="0cm" style:auto-text-indent="false"/>
      <style:text-properties style:font-name="Arial Narrow1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style:font-name="Arial Narrow1" officeooo:paragraph-rsid="00073d1b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12pt" fo:font-weight="bold" style:font-size-asian="12pt" style:font-weight-asian="bold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12pt" style:font-size-asian="12pt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6pt" style:font-size-asian="6pt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9pt" style:font-size-asian="9pt"/>
    </style:style>
    <style:style style:name="P44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1"/>
    </style:style>
    <style:style style:name="P45" style:family="paragraph" style:parent-style-name="Text_20_body_20_indent">
      <style:paragraph-properties fo:margin-left="0cm" fo:margin-right="0cm" fo:text-indent="0.953cm" style:auto-text-indent="false"/>
      <style:text-properties style:font-name="Arial Narrow1" fo:font-size="12pt" style:font-size-asian="12pt"/>
    </style:style>
    <style:style style:name="P46" style:family="paragraph" style:parent-style-name="Corpo_20_de_20_texto_20_2">
      <style:text-properties style:font-name="Arial Narrow1"/>
    </style:style>
    <style:style style:name="P47" style:family="paragraph" style:parent-style-name="Corpo_20_de_20_texto_20_2">
      <style:paragraph-properties fo:break-before="page"/>
      <style:text-properties style:font-name="Arial Narrow1"/>
    </style:style>
    <style:style style:name="P48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49" style:family="paragraph" style:parent-style-name="Heading_20_7">
      <style:text-properties style:font-name="Arial Narrow1"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Arial Narrow1" style:text-underline-style="solid" style:text-underline-width="auto" style:text-underline-color="font-color" fo:font-weight="bold" style:font-weight-asian="bold"/>
    </style:style>
    <style:style style:name="P51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Arial Narrow1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 Narrow1" fo:font-size="11pt" fo:font-weight="bold" officeooo:rsid="0013cff9" style:font-size-asian="11pt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 Narrow1" fo:font-size="11pt" officeooo:rsid="0006f590" style:font-size-asian="11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 Narrow1" fo:font-size="11pt" officeooo:rsid="0013cff9" officeooo:paragraph-rsid="0013cff9" style:font-size-asian="11pt"/>
    </style:style>
    <style:style style:name="P55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1" fo:font-size="8pt" fo:font-weight="bold" style:font-size-asian="8pt" style:font-weight-asian="bold"/>
    </style:style>
    <style:style style:name="P56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fo:color="#00b0f0"/>
    </style:style>
    <style:style style:name="T3" style:family="text">
      <style:text-properties fo:color="#00b0f0" fo:font-weight="bold" style:font-weight-asian="bold"/>
    </style:style>
    <style:style style:name="T4" style:family="text">
      <style:text-properties fo:color="#00b0f0" fo:font-size="12pt" style:font-size-asian="12pt"/>
    </style:style>
    <style:style style:name="T5" style:family="text">
      <style:text-properties fo:color="#00b0f0" style:font-name-complex="Arial"/>
    </style:style>
    <style:style style:name="T6" style:family="text">
      <style:text-properties fo:color="#ff0000" fo:font-size="12pt" style:font-size-asian="12pt"/>
    </style:style>
    <style:style style:name="T7" style:family="text">
      <style:text-properties fo:color="#ff0000" fo:font-size="12pt" officeooo:rsid="0006f590" style:font-size-asian="12pt"/>
    </style:style>
    <style:style style:name="T8" style:family="text">
      <style:text-properties fo:color="#ff0000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" style:family="text">
      <style:text-properties fo:color="#000000" fo:font-size="12pt" style:font-size-asian="12pt"/>
    </style:style>
    <style:style style:name="T10" style:family="text">
      <style:text-properties fo:color="#000000" fo:font-size="12pt" officeooo:rsid="0006f590" style:font-size-asian="12pt"/>
    </style:style>
    <style:style style:name="T11" style:family="text">
      <style:text-properties fo:text-transform="uppercase" fo:font-size="12pt" style:font-size-asian="12pt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officeooo:rsid="00073d1b" style:font-weight-asian="bold"/>
    </style:style>
    <style:style style:name="T14" style:family="text">
      <style:text-properties style:use-window-font-color="true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15" style:family="text">
      <style:text-properties style:use-window-font-color="true" fo:font-size="12pt" fo:language="pt" fo:country="BR" fo:font-weight="bold" officeooo:rsid="00073d1b" style:font-name-asian="Times New Roman" style:font-size-asian="12pt" style:font-weight-asian="bold" style:font-name-complex="Times New Roman" style:language-complex="ar" style:country-complex="SA"/>
    </style:style>
    <style:style style:name="T16" style:family="text">
      <style:text-properties style:use-window-font-color="true" fo:font-size="12pt" fo:language="pt" fo:country="BR" fo:font-weight="bold" style:font-name-asian="Times New Roman" style:font-size-asian="12pt" style:font-weight-asian="bold" style:font-name-complex="Times New Roman" style:language-complex="ar" style:country-complex="SA" style:font-weight-complex="bold"/>
    </style:style>
    <style:style style:name="T17" style:family="text">
      <style:text-properties style:use-window-font-color="true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8" style:family="text">
      <style:text-properties style:use-window-font-color="true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9" style:family="text">
      <style:text-properties style:use-window-font-color="true" fo:font-size="12pt" fo:language="pt" fo:country="BR" fo:font-weight="bold" officeooo:rsid="0006f590" style:font-name-asian="Times New Roman" style:font-size-asian="12pt" style:font-weight-asian="bold" style:font-name-complex="Arial" style:language-complex="ar" style:country-complex="SA" style:font-weight-complex="bold"/>
    </style:style>
    <style:style style:name="T20" style:family="text">
      <style:text-properties style:use-window-font-color="true" fo:font-size="12pt" fo:language="pt" fo:country="BR" style:font-name-asian="Times New Roman" style:font-size-asian="12pt" style:font-name-complex="Arial" style:language-complex="ar" style:country-complex="SA"/>
    </style:style>
    <style:style style:name="T21" style:family="text">
      <style:text-properties style:use-window-font-color="true" fo:font-size="12pt" fo:language="pt" fo:country="BR" officeooo:rsid="0006f590" style:font-name-asian="Times New Roman" style:font-size-asian="12pt" style:font-name-complex="Arial" style:language-complex="ar" style:country-complex="SA"/>
    </style:style>
    <style:style style:name="T22" style:family="text">
      <style:text-properties style:use-window-font-color="true" fo:font-size="12pt" fo:language="pt" fo:country="BR" officeooo:rsid="0009d779" style:font-name-asian="Times New Roman" style:font-size-asian="12pt" style:font-name-complex="Arial" style:language-complex="ar" style:country-complex="SA"/>
    </style:style>
    <style:style style:name="T23" style:family="text">
      <style:text-properties style:use-window-font-color="true" fo:font-size="12pt" fo:language="pt" fo:country="BR" style:font-name-asian="Times New Roman" style:font-size-asian="12pt" style:font-name-complex="Times New Roman" style:language-complex="ar" style:country-complex="SA"/>
    </style:style>
    <style:style style:name="T24" style:family="text">
      <style:text-properties style:use-window-font-color="true" fo:font-size="12pt" fo:language="pt" fo:country="BR" fo:font-weight="normal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fo:font-size="12pt" fo:language="pt" fo:country="BR" fo:font-weight="normal" officeooo:rsid="000f79c6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26" style:family="text">
      <style:text-properties officeooo:rsid="0006f590"/>
    </style:style>
    <style:style style:name="T27" style:family="text">
      <style:text-properties fo:color="#333333" fo:font-size="12pt" fo:language="pt" fo:country="BR" fo:font-weight="normal" officeooo:rsid="0006f59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officeooo:rsid="000cef7e" style:font-weight-asian="bold"/>
    </style:style>
    <style:style style:name="T30" style:family="text">
      <style:text-properties fo:font-size="12pt" fo:font-weight="bold" style:font-size-asian="12pt" style:font-weight-asian="bold"/>
    </style:style>
    <style:style style:name="T31" style:family="text">
      <style:text-properties fo:font-size="12pt" style:font-size-asian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06f590" style:font-size-asian="12pt"/>
    </style:style>
    <style:style style:name="T34" style:family="text">
      <style:text-properties fo:font-size="12pt" fo:font-weight="normal" style:font-size-asian="12pt" style:font-weight-asian="normal" style:font-weight-complex="normal"/>
    </style:style>
    <style:style style:name="T35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 text:c="35"/></text:p>
      <text:p text:style-name="P44"><text:span text:style-name="T28">Convênio nº </text:span><text:span text:style-name="T3">___ / _________</text:span></text:p>
      <text:p text:style-name="P44"/>
      <text:p text:style-name="P36"><text:span text:style-name="T28">CONVÊNIO QUE ENTRE SI CELEBRAM A UNIVERSIDADE ESTADUAL DO NORTE FLUMINENSE DARCY RIBEIRO – UENF E A </text:span><text:span text:style-name="T29">[RAZAO_SOCIAL] - </text:span><text:span text:style-name="T14">[NOME]</text:span><text:span text:style-name="T15">.</text:span></text:p>
      <text:p text:style-name="P37"/>
      <text:p text:style-name="P37"/>
      <text:p text:style-name="P39"><text:span text:style-name="T30">UNIVERSIDADE ESTADUAL DO NORTE FLUMINENSE DARCY RIBEIRO – UENF,</text:span><text:span text:style-name="T3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sua Pró-Reitora de Graduação, PROFESSORA A</text:span><text:span text:style-name="T32">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31">, doravante denominada simplesmente </text:span><text:span text:style-name="T17">UENF e </text:span><text:span text:style-name="T18">[RAZAO_SOCIAL]</text:span><text:span text:style-name="T27">,</text:span><text:span text:style-name="T8"> </text:span><text:span text:style-name="T31">in</text:span><text:span text:style-name="T20">scrita no CNPJ sob o nº </text:span><text:span text:style-name="T21">[CNPJ],</text:span><text:span text:style-name="T20"> situada na </text:span><text:span text:style-name="T21">[RUA], nº. [NUMERO], [BAIRRO], [CIDADE]/[ESTADO]</text:span><text:span text:style-name="T20">, </text:span><text:span text:style-name="T22">CEP [CEP],</text:span><text:span text:style-name="T20"> </text:span><text:span text:style-name="T31">neste ato representada por seu </text:span><text:span text:style-name="T33">[FUNCAO_REPRESENTANTE], [NOME_REPRESENTANTE]</text:span><text:span text:style-name="T6"> </text:span><text:span text:style-name="T31">portador d</text:span><text:span text:style-name="T23">a CI n</text:span><text:span text:style-name="T16">º</text:span><text:span text:style-name="T24"> </text:span><text:span text:style-name="T25">[RG_REPRESENTANTE], </text:span><text:span text:style-name="T23">em</text:span><text:span text:style-name="T31">itido por</text:span><text:span text:style-name="T6"> </text:span><text:span text:style-name="T21">[ORGAO_EXPEDIDOR_REPRESENTANTE]</text:span><text:span text:style-name="T7"> </text:span><text:span text:style-name="T31">e CPF nº </text:span><text:span text:style-name="T33">[CPF_REPRESENTANTE],</text:span><text:span text:style-name="T10"> </text:span><text:span text:style-name="T31">doravante denominado simplesmente </text:span><text:span text:style-name="T19">[NOME]</text:span><text:span text:style-name="T34">,</text:span><text:span text:style-name="T31"> têm entre si, justo e avençado e firmam por força do presente instrumento, o Termo de Convênio em questão, conforme consta no Processo Administrativo </text:span><text:span text:style-name="T4">_________________</text:span><text:span text:style-name="T31">, e em consonância com a Lei Federal nº 11.788/2008, a Lei Estadual (RJ) nº 287/79, e Decreto Estadual nº 3.149/80 (RJ), mediante as seguintes cláusulas e condições:</text:span></text:p>
      <text:p text:style-name="P45"/>
      <text:p text:style-name="P40">CLÁUSULA PRIMEIRA: DO OBJETO</text:p>
      <text:p text:style-name="P41">O Presente convênio tem como objetivo regular as relações entre as partes ora conveniadas, no que tange a concessão de estágio para alunos regularmente matriculados nos cursos oferecidos pelas Instituições de Ensino.</text:p>
      <text:p text:style-name="P42"/>
      <text:p text:style-name="P41">I – Considera-se estágio curricular, atividades de aprendizagem social, profissional e cultural, proporcionada ao estudante pela participação em situações reais de vida e trabalho em seu meio, sendo realizada na <text:soft-page-break/>comunidade em geral ou junto a pessoas jurídicas de direito público ou privado, sob a responsabilidade da INSTITUIÇÃO DE ENSINO.</text:p>
      <text:p text:style-name="P42"/>
      <text:p text:style-name="P41">II – O Estágio curricular, como procedimento didático-pedagógico, é atividade de competência da INSTITUIÇÃO DE ENSINO a quem cabe a decisão sobre a matéria.</text:p>
      <text:p text:style-name="P42"/>
      <text:p text:style-name="P41">III – A participação de pessoas jurídicas de direito público ou privado, dar-se-á no âmbito de oferecimento de oportunidades, campo de estágio e outras formas de ajuda, colaborando no processo educacional.</text:p>
      <text:p text:style-name="P42"/>
      <text:p text:style-name="P41">IV - Considera-se INSTITUIÇÃO DE ENSINO a conveniada que disponibiliza seus alunos para prática de estágio e CONCEDENTE a que disponibiliza oportunidade de estágio.</text:p>
      <text:p text:style-name="P41"/>
      <text:p text:style-name="P40"/>
      <text:p text:style-name="P38"><text:span text:style-name="T30">CLÁUSULA SEGUNDA</text:span><text:span text:style-name="T31">: </text:span><text:span text:style-name="T30">DA COMPETÊNCIA DA INSTITUIÇÃO DE ENSINO</text:span></text:p>
      <text:p text:style-name="P42"/>
      <text:p text:style-name="P41">I – Selecionar, dentre seus alunos, os que atendam as condições e requisitos, em quantidade previamente determinada, e efetivar o encaminhamento à instituição CONCEDENTE.</text:p>
      <text:p text:style-name="P43"/>
      <text:p text:style-name="P41">II – Determinar a carga horária, duração e jornada de estágio curricular, que não poderá ser inferior a um semestre letivo.</text:p>
      <text:p text:style-name="P42"/>
      <text:p text:style-name="P41">III – Estabelecer os parâmetros próprios para as áreas de interesse da Instituição de Ensino;</text:p>
      <text:p text:style-name="P42"/>
      <text:p text:style-name="P41">IV – Organizar, orientar, supervisionar e avaliar o estágio curricular.</text:p>
      <text:p text:style-name="P40"/>
      <text:p text:style-name="P40">CLÁUSULA TERCEIRA: DA COMPETÊNCIA DA CONCEDENTE</text:p>
      <text:p text:style-name="P42"/>
      <text:p text:style-name="P41">I – Informar, quando solicitado pela INSTITUIÇÃO DE ENSINO e ou quando houver alterações nas informações anteriores, as áreas de atuação nas quais serão aceitos os estagiários e suas respectivas quantidades, conforme as condições e requisitos a serem estabelecidos.</text:p>
      <text:p text:style-name="P42"/>
      <text:p text:style-name="P41">II – Receber e triar os alunos, previamente selecionados e encaminhados pela INSTITUIÇÃO DE ENSINO, mediante processo interno, de acordo com as necessidades administrativa-operacionais da CONCEDENTE, para usufruírem as oportunidades de estágio;</text:p>
      <text:p text:style-name="P42"/>
      <text:p text:style-name="P41">III – Firmar, a CONCEDENTE, com os alunos escolhidos, Termos de Compromisso devidamente assinado pelas partes, com a interveniência da INSTITUIÇÃO DE ENSINO.</text:p>
      <text:p text:style-name="P42"/>
      <text:p text:style-name="P41"><text:soft-page-break/>IV – Encaminhar a INSTITUIÇÃO DE ENSINO cópia do Termo de Compromisso devidamente assinado;</text:p>
      <text:p text:style-name="P42"/>
      <text:p text:style-name="P41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2"/>
      <text:p text:style-name="P41">VI – Expedir certificado de estágio, findo o prazo pactuado no Termo de Compromisso, quando assim requerido pelo aluno.</text:p>
      <text:p text:style-name="P41"/>
      <text:p text:style-name="P40">CLÁUSULA QUARTA: DO SEGURO CONTRA ACIDENTES PESSOAIS</text:p>
      <text:p text:style-name="P38"><text:span text:style-name="T6"><text:s/></text:span><text:span text:style-name="T9">A INSTITUIÇÃO DE ENSINO providenciará apólice do seguro contra acidentes pessoais, em nome de seus estagiários, durante a vigência dos Termos de Compromissos</text:span><text:span text:style-name="T6">.</text:span></text:p>
      <text:p text:style-name="P40"/>
      <text:p text:style-name="P40">CLÁUSULA QUINTA: DA RELAÇÃO DAS PARTES</text:p>
      <text:p text:style-name="P38"><text:span text:style-name="T31">O estagiário não terá, em hipótese alguma, vínculo empregatício de qualquer natureza com a </text:span><text:span text:style-name="T30">CONCEDENTE</text:span><text:span text:style-name="T31"> de acordo com o que dispõe o artigo 3º da Lei 11.788/2008.</text:span></text:p>
      <text:p text:style-name="P41"><text:s/></text:p>
      <text:p text:style-name="P40">CLÁUSULA SEXTA: DOS TERMOS DE COMPROMISSO</text:p>
      <text:p text:style-name="P38"><text:span text:style-name="T31">A </text:span><text:span text:style-name="T30">CONCEDENTE</text:span><text:span text:style-name="T31"> celebrará com o estagiário </text:span><text:span text:style-name="T11">Termo</text:span><text:span text:style-name="T31"> </text:span><text:span text:style-name="T11">de Compromisso</text:span><text:span text:style-name="T30">, </text:span><text:span text:style-name="T31">no qual estarão estabelecidas as condições específicas do estágio, mediante a interveniência da INSTITUIÇÃO DE ENSINO, e contendo, entre outras as seguintes disposições:</text:span></text:p>
      <text:p text:style-name="P41"/>
      <text:p text:style-name="P41"/>
      <text:p text:style-name="P41">I – Remuneração do estagiário (se houver), e o programa de trabalho a conta do qual correrão tais despesas;</text:p>
      <text:p text:style-name="P42"/>
      <text:p text:style-name="P41">II – Vigência do estágio;</text:p>
      <text:p text:style-name="P42"/>
      <text:p text:style-name="P41">III – Obrigação das partes;</text:p>
      <text:p text:style-name="P42"/>
      <text:p text:style-name="P41">IV – Carga horária e período de estágio;</text:p>
      <text:p text:style-name="P42"/>
      <text:p text:style-name="P41">V – Rescisão.</text:p>
      <text:p text:style-name="P41"/>
      <text:p text:style-name="P40">CLÁUSULA SÉTIMA: DA VIGÊNCIA DO CONVÊNIO</text:p>
      <text:p text:style-name="P41">O presente Convênio vigerá por 05 (cinco) anos a partir de sua assinatura.</text:p>
      <text:p text:style-name="P40"/>
      <text:p text:style-name="P40">CLÁUSULA OITAVA: DA RESCISÃO DO CONVÊNIO</text:p>
      <text:p text:style-name="P41">Rescindir-se-á o presente Convênio, independentemente de qualquer aviso ou notificação judicial ou extrajudicial, quando se verificar uma das seguintes hipóteses:</text:p>
      <text:p text:style-name="P42"><text:soft-page-break/></text:p>
      <text:p text:style-name="P41">I – Em qualquer caso de desrespeito aos termos previstos neste Convênio e em seus Termos Aditivos, que por ventura venham a sucede-lo e complementá-lo;</text:p>
      <text:p text:style-name="P42"/>
      <text:p text:style-name="P41">II – Por prévio e expresso acordo firmado entre as partes com no mínimo 90 (noventa) dias de antecedência;</text:p>
      <text:p text:style-name="P42"/>
      <text:p text:style-name="P41">III – Findo o prazo estabelecido na Cláusula Sétima, e não tendo sido proposta e firmada a sua renovação;</text:p>
      <text:p text:style-name="P42"/>
      <text:p text:style-name="P41">IV – Por dissolução, suspensão, impedimento, concordata e /ou falência de uma das partes.</text:p>
      <text:p text:style-name="P40"/>
      <text:p text:style-name="P40">CLÁUSULA NONA: DOS RESPONSÁVEIS</text:p>
      <text:p text:style-name="P39"><text:span text:style-name="T31">A UENF praticará todos os atos que se tornem necessários à efetiva execução da presente disposição, através da PRÓ-REITORIA DE GRADUAÇÃO e a </text:span><text:span text:style-name="T21">[RAZAO_SOCIAL]</text:span><text:span text:style-name="T21"> </text:span><text:span text:style-name="T31">através de seu representante regularmente indicado para este fim.</text:span></text:p>
      <text:p text:style-name="P41"/>
      <text:p text:style-name="P38"><text:span text:style-name="T30">Parágrafo Único</text:span><text:span text:style-name="T31"> - A CONCEDENTE designará um supervisor de estágio, profissional da área do estagiário.</text:span></text:p>
      <text:p text:style-name="P40"/>
      <text:p text:style-name="P40">CLÁUSULA DÉCIMA: DA PUBLICAÇÃO</text:p>
      <text:p text:style-name="P38"><text:span text:style-name="T31">O presente Instrumento será publicado, em extrato, no prazo de 20 (vinte) dias a partir de sua celebração, no Diário Oficial do Estado do Rio de Janeiro, às expensas da </text:span><text:span text:style-name="T30">UENF.</text:span></text:p>
      <text:p text:style-name="P40"/>
      <text:p text:style-name="P38"><text:span text:style-name="T30">Parágrafo Único - </text:span><text:span text:style-name="T31">A UENF providenciará, até o 5º(quinto) dia útil seguinte ao da referida publicação, a remessa de 01(uma) cópia do presente instrumento ao Tribunal de Contas do Estado do Rio de Janeiro.</text:span></text:p>
      <text:p text:style-name="P40"/>
      <text:p text:style-name="P40"/>
      <text:p text:style-name="P40"/>
      <text:p text:style-name="P40"/>
      <text:p text:style-name="P40">CLÁUSULA DÉCIMA PRIMEIRA: DO FORO</text:p>
      <text:p text:style-name="P41">Para dirimir quaisquer questões decorrentes deste Convênio que não possam ser resolvidas através de mútuos entendimentos de medição administrativa, elegem os convenentes o foro da Comarca de Campos dos Goytacazes/RJ.</text:p>
      <text:p text:style-name="P41"/>
      <text:p text:style-name="P41"/>
      <text:p text:style-name="P41">E, por estarem avençados e juntos, firmam os convenentes o presente Instrumento em 03(três) vias de igual forma, teor e valia, na presença das testemunhas abaixo elencadas.</text:p>
      <text:p text:style-name="P41"><text:soft-page-break/></text:p>
      <text:p text:style-name="P41"/>
      <text:p text:style-name="P30">Campos dos Goytacazes, <text:span text:style-name="T2">______</text:span> de <text:span text:style-name="T2">____________</text:span> de <text:span text:style-name="T2">__________</text:span>.</text:p>
      <text:p text:style-name="P31"/>
      <text:p text:style-name="P31"/>
      <text:p text:style-name="P31"/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6"/>
            <text:p text:style-name="P6"/>
            <text:p text:style-name="P6"/>
            <text:p text:style-name="P10">..............................................................</text:p>
            <text:p text:style-name="P10">Profª. Ana Beatriz Garcia</text:p>
            <text:p text:style-name="P10">Pró-Reitora de Gradu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52">[RAZAO_SOCIAL]</text:p>
            <text:p text:style-name="P4"/>
            <text:p text:style-name="P4"/>
            <text:p text:style-name="P4"/>
            <text:p text:style-name="P12">...............................................................</text:p>
            <text:p text:style-name="P53">[NOME_REPRESENTANTE]</text:p>
            <text:p text:style-name="P10">[FUNCAO_REPRESENTANTE]</text:p>
          </table:table-cell>
        </table:table-row>
        <table:table-row table:style-name="Tabela1.1">
          <table:table-cell table:style-name="Tabela1.A1" office:value-type="string">
            <text:p text:style-name="P54"/>
            <text:p text:style-name="P10"/>
            <text:p text:style-name="P10"/>
            <text:p text:style-name="P10"/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8">Testemunhas: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  <text:p text:style-name="P10"/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34">1- .............................................................</text:p>
            <text:p text:style-name="P33">Nome: Roosevelt Rosa Maia Vieira</text:p>
            <text:p text:style-name="P9">CPF: 790.672.207-87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3">2- ............................................................</text:p>
            <text:p text:style-name="P9">Nome: </text:p>
            <text:p text:style-name="P9">CPF: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/>
      <text:h text:style-name="P50" text:outline-level="6">PLANO DE TRABALHO</text:h>
      <text:p text:style-name="P14"/>
      <text:h text:style-name="P51" text:outline-level="6"><text:span text:style-name="T12">CONVÊNIO UENF X </text:span><text:span text:style-name="T13">[RAZAO_SOCIAL]</text:span></text:h>
      <text:p text:style-name="P14"/>
      <text:p text:style-name="P16">OBJETO A SER EXECUTADO</text:p>
      <text:p text:style-name="P15">Convênio a ser celebrado entre a <text:span text:style-name="T26">[RAZAO_SOCIAL]</text:span> e a Universidade Estadual do Norte Fluminense Darcy Ribeiro – UENF, para abertura de campo de estágio obrigatório e não-obrigatório, o qual será realizado por alunos matriculados nos cursos oferecidos pelas duas Instituições de Ensino, e que estejam freqüentando.</text:p>
      <text:p text:style-name="P14"/>
      <text:p text:style-name="P16">METAS – (DETALHAMENTO DA PROPOSTA)</text:p>
      <text:p text:style-name="P46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14"/>
      <text:p text:style-name="P16">ETAPAS OU FASES DE EXECUÇÃO</text:p>
      <text:p text:style-name="P46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nas Instituições de Ensino.</text:p>
      <text:p text:style-name="P16"/>
      <text:h text:style-name="P49" text:outline-level="7">PLANO DE APLICAÇÃO DOS RECURSOS FINANCEIROS</text:h>
      <text:p text:style-name="P14">Não haverá repasse de recursos financeiros por nenhuma das partes a outra parte relativos a este convênio e o estágio concedido não criará vínculo empregatício, bem como não implicará no pagamento obrigatório de bolsa-auxílio, o que será definido no Termo de Compromisso.</text:p>
      <text:p text:style-name="P14"/>
      <text:p text:style-name="P16">PREVISÃO DO PRAZO DE EXECUÇÃO</text:p>
      <text:p text:style-name="P46">O estágio terá duração acordada entre as Instituições de Ensino, devendo o estagiário cumprir as horas semanais distribuídas pelos dias da semana, dentro do horário combinado com a instituição concedente do campo de estágio e sem prejuízo das atividades discentes, nas condições estabelecidas pelo Termo de Compromisso.</text:p>
      <text:p text:style-name="P47"/>
      <text:p text:style-name="P5"/>
      <text:p text:style-name="P17"><text:span text:style-name="T35">Campos dos Goytacazes, </text:span><text:span text:style-name="T5">____</text:span><text:span text:style-name="T35"> de </text:span><text:span text:style-name="T5">________________</text:span><text:span text:style-name="T35"> de </text:span><text:span text:style-name="T5">_________</text:span><text:span text:style-name="T35">.</text:span>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6"/>
            <text:p text:style-name="P6"/>
            <text:p text:style-name="P6"/>
            <text:p text:style-name="P10">..................................................................</text:p>
            <text:p text:style-name="P10">Profª. Ana Beatriz Garcia</text:p>
            <text:p text:style-name="P10">Pró-Reitora de Graduação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7">[RAZAO_SOCIAL]</text:p>
            <text:p text:style-name="P4"/>
            <text:p text:style-name="P4"/>
            <text:p text:style-name="P4"/>
            <text:p text:style-name="P12">...............................................................</text:p>
            <text:p text:style-name="P53">[NOME_REPRESENTANTE]</text:p>
            <text:p text:style-name="P10">[FUNCAO_REPRESENTANTE]</text:p>
          </table:table-cell>
        </table:table-row>
      </table:table>
      <text:p text:style-name="P5"/>
      <text:p text:style-name="P19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</style:style>
    <style:style style:name="MP10" style:family="paragraph">
      <style:paragraph-properties fo:text-align="center" style:writing-mode="lr-tb"/>
    </style:style>
    <style:style style:name="MP1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2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3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MP14" style:family="paragraph" style:parent-style-name="Footer">
      <style:paragraph-properties fo:text-align="center" style:justify-single-word="false"/>
    </style:style>
    <style:style style:name="MP1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6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13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0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27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><text:s text:c="3"/><draw:line text:anchor-type="char" draw:z-index="34" draw:style-name="Mgr1" draw:text-style-name="MP10" svg:x1="0cm" svg:y1="0.157cm" svg:x2="16.193cm" svg:y2="0.157cm"><text:p/></draw:line></text:p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1"/>
              <text:p text:style-name="MP12"/>
            </table:table-cell>
          </table:table-row>
          <table:table-row table:style-name="Tabela3.2">
            <table:table-cell table:style-name="Tabela3.A2" office:value-type="string">
              <text:p text:style-name="MP13">Av. Alberto Lamego, 2000 - Parque Califórnia - Campos dos Goytacazes/ RJ - <text:s text:c="2"/>CEP: <text:s/>28013-602</text:p>
              <text:p text:style-name="MP14"><text:span text:style-name="MT1">Tel.: (22) <text:s/>2739–7010 – e-mail: </text:span><text:a xlink:type="simple" xlink:href="mailto:estagio@uenf.br"><text:span text:style-name="Internet_20_link"><text:span text:style-name="MT1">estagio@uenf.br</text:span></text:span></text:a></text:p>
            </table:table-cell>
          </table:table-row>
        </table:table>
        <text:p text:style-name="MP1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1:10:00</meta:creation-date>
    <dc:creator>Rafael Carvalho</dc:creator>
    <dc:date>2011-02-15T11:51:00</dc:date>
    <meta:print-date>2004-10-22T10:50:00</meta:print-date>
    <meta:editing-cycles>16</meta:editing-cycles>
    <meta:editing-duration>PT01H16M22S</meta:editing-duration>
    <meta:generator>OpenOffice.org/3.2$Linux OpenOffice.org_project/320m19$Build-9505</meta:generator>
    <meta:document-statistic meta:table-count="4" meta:image-count="3" meta:object-count="1" meta:page-count="7" meta:paragraph-count="97" meta:word-count="1428" meta:character-count="10013"/>
    <meta:user-defined meta:name="Informações 1"/>
    <meta:user-defined meta:name="Informações 2"/>
    <meta:user-defined meta:name="Informações 3"/>
    <meta:user-defined meta:name="Informações 4"/>
  </office:meta>
</office:document-meta>
</file>